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3299in"/>
    </style:style>
    <style:style style:name="P1" style:family="paragraph" style:parent-style-name="Standard">
      <style:paragraph-properties fo:line-height="200%" fo:text-align="center" style:justify-single-word="false"/>
      <style:text-properties officeooo:rsid="00130aca" officeooo:paragraph-rsid="00130aca"/>
    </style:style>
    <style:style style:name="P2" style:family="paragraph" style:parent-style-name="Standard">
      <style:paragraph-properties fo:line-height="200%" fo:text-align="start" style:justify-single-word="false"/>
      <style:text-properties officeooo:rsid="00130aca" officeooo:paragraph-rsid="00130aca"/>
    </style:style>
    <style:style style:name="P3" style:family="paragraph" style:parent-style-name="Standard">
      <style:paragraph-properties fo:line-height="200%" fo:text-align="start" style:justify-single-word="false"/>
      <style:text-properties officeooo:rsid="0014b49a" officeooo:paragraph-rsid="0014b49a"/>
    </style:style>
    <style:style style:name="P4" style:family="paragraph" style:parent-style-name="Table_20_Contents">
      <style:paragraph-properties fo:line-height="200%" fo:text-align="start" style:justify-single-word="false"/>
    </style:style>
    <style:style style:name="P5" style:family="paragraph" style:parent-style-name="Table_20_Contents">
      <style:paragraph-properties fo:line-height="200%" fo:text-align="start" style:justify-single-word="false"/>
      <style:text-properties officeooo:rsid="0015e2c2" officeooo:paragraph-rsid="0015e2c2"/>
    </style:style>
    <style:style style:name="P6" style:family="paragraph" style:parent-style-name="Table_20_Contents">
      <style:paragraph-properties fo:line-height="200%" fo:text-align="start" style:justify-single-word="false"/>
      <style:text-properties officeooo:rsid="00176922" officeooo:paragraph-rsid="00176922"/>
    </style:style>
    <style:style style:name="P7" style:family="paragraph" style:parent-style-name="Table_20_Contents">
      <style:paragraph-properties fo:line-height="200%" fo:text-align="start" style:justify-single-word="false"/>
      <style:text-properties officeooo:rsid="0018d2e3" officeooo:paragraph-rsid="0018d2e3"/>
    </style:style>
    <style:style style:name="T1" style:family="text">
      <style:text-properties officeooo:rsid="0015e2c2"/>
    </style:style>
    <style:style style:name="T2" style:family="text">
      <style:text-properties officeooo:rsid="001769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fSignAR</text:p>
      <text:p text:style-name="P2">Scenario:</text:p>
      <text:p text:style-name="P3"><text:tab/>The system detects the user and their sign language education level through bluetooth <text:span text:style-name="T1">connection</text:span>. <text:span text:style-name="T1">Feedback is then given to the user and they are welcomed, then redirected to their respective education level game. The first game, </text:span><text:span text:style-name="T2">novice game, </text:span><text:span text:style-name="T1">presents a word to the user and the user has to match the word with their sign language signs using the TUIO markers. The second game, </text:span><text:span text:style-name="T2">intermediate,</text:span><text:span text:style-name="T1"> matches user hand gestures with database of existing sign language alphabet gestures, it then displays the corresponding letter and accuracy confidence of such letter.</text:span></text:p>
      <text:p text:style-name="P2"/>
      <text:p text:style-name="P2">Pact Analysis</text:p>
      <text:p text:style-name="P2"/>
      <table:table table:name="Table1" table:style-name="Table1">
        <table:table-column table:style-name="Table1.A" table:number-columns-repeated="4"/>
        <table:table-row table:style-name="TableLine2720870430432">
          <table:table-cell table:style-name="Table1.A1" office:value-type="string">
            <text:p text:style-name="P5">People</text:p>
          </table:table-cell>
          <table:table-cell table:style-name="Table1.A1" office:value-type="string">
            <text:p text:style-name="P5">Activity</text:p>
          </table:table-cell>
          <table:table-cell table:style-name="Table1.A1" office:value-type="string">
            <text:p text:style-name="P5">Context</text:p>
          </table:table-cell>
          <table:table-cell table:style-name="Table1.D1" office:value-type="string">
            <text:p text:style-name="P5">Technology</text:p>
          </table:table-cell>
        </table:table-row>
        <table:table-row table:style-name="TableLine2720870430432">
          <table:table-cell table:style-name="Table1.A2" office:value-type="string">
            <text:p text:style-name="P6">Age: 8~30</text:p>
            <text:p text:style-name="P6">Persona:</text:p>
            <text:p text:style-name="P6">Student:</text:p>
            <text:p text:style-name="P7">measure how accurate the user’s gesture of each letter</text:p>
            <text:p text:style-name="P7">teach the user different words using tuio markers</text:p>
          </table:table-cell>
          <table:table-cell table:style-name="Table1.A2" office:value-type="string">
            <text:p text:style-name="P6">Capturing user hand gestures</text:p>
            <text:p text:style-name="P6">display feedback of what letter user presents with tuio marker</text:p>
            <text:p text:style-name="P6">store mac addresses, names and sign language education level</text:p>
            <text:p text:style-name="P6">change which game is played based on user sign language education <text:soft-page-break/>level</text:p>
            <text:p text:style-name="P7">display which letter the user is trying to gesture and how accurate it is</text:p>
          </table:table-cell>
          <table:table-cell table:style-name="Table1.A2" office:value-type="string">
            <text:p text:style-name="P6">Indoor location</text:p>
            <text:p text:style-name="P6">identification for user</text:p>
            <text:p text:style-name="P6">identification for user level</text:p>
            <text:p text:style-name="P6"/>
          </table:table-cell>
          <table:table-cell table:style-name="Table1.D2" office:value-type="string">
            <text:p text:style-name="P6">Camera</text:p>
            <text:p text:style-name="P6">computer</text:p>
            <text:p text:style-name="P6">bluetooth device</text:p>
            <text:p text:style-name="P6">TUIO markers</text:p>
          </table:table-cell>
        </table:table-row>
        <table:table-row table:style-name="Table1.3">
          <table:table-cell table:style-name="Table1.A2" office:value-type="string">
            <text:p text:style-name="P7">Player: should not have any hand disformity</text:p>
            <text:p text:style-name="P7">right handed users</text:p>
            <text:p text:style-name="P7">gestures constrained to a set of letters</text:p>
            <text:p text:style-name="P7">player either novice or moderate</text:p>
            <text:p text:style-name="P7">some computer literacy is needed to work the system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1T10:01:55.252000000</meta:creation-date>
    <dc:date>2023-03-21T10:57:16.969000000</dc:date>
    <meta:editing-duration>PT3M38S</meta:editing-duration>
    <meta:editing-cycles>1</meta:editing-cycles>
    <meta:document-statistic meta:table-count="1" meta:image-count="0" meta:object-count="0" meta:page-count="2" meta:paragraph-count="30" meta:word-count="213" meta:character-count="1339" meta:non-whitespace-character-count="1154"/>
    <meta:generator>LibreOffice/7.3.5.2$Windows_X86_64 LibreOffice_project/184fe81b8c8c30d8b5082578aee2fed2ea847c01</meta:generator>
  </office:meta>
</office:document-meta>
</file>